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UAlbertina" svg:font-family="EUAlbertin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0b498c"/>
    </style:style>
    <style:style style:name="P2" style:family="paragraph" style:parent-style-name="Standard">
      <style:text-properties officeooo:rsid="000b498c" officeooo:paragraph-rsid="000b498c"/>
    </style:style>
    <style:style style:name="P3" style:family="paragraph" style:parent-style-name="Standard">
      <style:text-properties officeooo:rsid="000c79d3" officeooo:paragraph-rsid="000c79d3"/>
    </style:style>
    <style:style style:name="P4" style:family="paragraph" style:parent-style-name="Standard">
      <style:text-properties officeooo:paragraph-rsid="000c79d3"/>
    </style:style>
    <style:style style:name="P5" style:family="paragraph" style:parent-style-name="Standard">
      <style:paragraph-properties fo:break-before="page"/>
      <style:text-properties officeooo:paragraph-rsid="000c79d3"/>
    </style:style>
    <style:style style:name="P6" style:family="paragraph" style:parent-style-name="Standard">
      <style:text-properties officeooo:rsid="000d2cf9" officeooo:paragraph-rsid="000d2cf9"/>
    </style:style>
    <style:style style:name="P7" style:family="paragraph" style:parent-style-name="Standard">
      <style:text-properties officeooo:paragraph-rsid="000d2cf9"/>
    </style:style>
    <style:style style:name="P8" style:family="paragraph" style:parent-style-name="Standard">
      <style:text-properties officeooo:paragraph-rsid="000d8abb"/>
    </style:style>
    <style:style style:name="P9" style:family="paragraph" style:parent-style-name="Standard">
      <style:text-properties officeooo:paragraph-rsid="000ebcdc"/>
    </style:style>
    <style:style style:name="P10" style:family="paragraph" style:parent-style-name="Standard" style:list-style-name="L5"/>
    <style:style style:name="P11" style:family="paragraph" style:parent-style-name="Standard" style:list-style-name="L5">
      <style:text-properties officeooo:paragraph-rsid="000d2cf9"/>
    </style:style>
    <style:style style:name="P12" style:family="paragraph" style:parent-style-name="Standard">
      <style:text-properties officeooo:rsid="000b498c"/>
    </style:style>
    <style:style style:name="P13" style:family="paragraph" style:parent-style-name="Standard">
      <style:paragraph-properties fo:margin-left="1.27cm" fo:margin-right="0cm" fo:text-indent="0cm" style:auto-text-indent="false"/>
    </style:style>
    <style:style style:name="P14" style:family="paragraph" style:parent-style-name="Standard">
      <style:paragraph-properties fo:margin-left="1.27cm" fo:margin-right="0cm" fo:text-indent="0cm" style:auto-text-indent="false"/>
      <style:text-properties officeooo:paragraph-rsid="000d2cf9"/>
    </style:style>
    <style:style style:name="P15" style:family="paragraph" style:parent-style-name="Standard">
      <style:paragraph-properties fo:margin-left="1.27cm" fo:margin-right="0cm" fo:text-indent="0cm" style:auto-text-indent="false"/>
      <style:text-properties officeooo:paragraph-rsid="000d8abb"/>
    </style:style>
    <style:style style:name="P16" style:family="paragraph" style:parent-style-name="Standard">
      <style:paragraph-properties fo:margin-left="1.27cm" fo:margin-right="0cm" fo:text-indent="0cm" style:auto-text-indent="false"/>
      <style:text-properties officeooo:rsid="000b498c" officeooo:paragraph-rsid="000b498c"/>
    </style:style>
    <style:style style:name="P17" style:family="paragraph" style:parent-style-name="Standard">
      <style:paragraph-properties fo:margin-left="1.27cm" fo:margin-right="0cm" fo:text-indent="0cm" style:auto-text-indent="false"/>
      <style:text-properties officeooo:rsid="000b498c" officeooo:paragraph-rsid="000c79d3"/>
    </style:style>
    <style:style style:name="P18" style:family="paragraph" style:parent-style-name="Standard">
      <style:paragraph-properties fo:margin-left="1.27cm" fo:margin-right="0cm" fo:text-indent="0cm" style:auto-text-indent="false"/>
      <style:text-properties officeooo:paragraph-rsid="000b498c"/>
    </style:style>
    <style:style style:name="P19" style:family="paragraph" style:parent-style-name="Standard">
      <style:paragraph-properties fo:margin-left="1.27cm" fo:margin-right="0cm" fo:text-indent="0cm" style:auto-text-indent="false"/>
      <style:text-properties officeooo:paragraph-rsid="000c79d3"/>
    </style:style>
    <style:style style:name="P20" style:family="paragraph" style:parent-style-name="Standard">
      <style:paragraph-properties fo:margin-left="1.27cm" fo:margin-right="0cm" fo:text-indent="0cm" style:auto-text-indent="false"/>
      <style:text-properties officeooo:rsid="000c79d3" officeooo:paragraph-rsid="000c79d3"/>
    </style:style>
    <style:style style:name="P21" style:family="paragraph" style:parent-style-name="Standard">
      <style:paragraph-properties fo:margin-left="2.54cm" fo:margin-right="0cm" fo:text-indent="0cm" style:auto-text-indent="false"/>
      <style:text-properties officeooo:rsid="000ebcdc" officeooo:paragraph-rsid="000ebcdc"/>
    </style:style>
    <style:style style:name="P22" style:family="paragraph" style:parent-style-name="Standard">
      <style:paragraph-properties fo:margin-left="3.81cm" fo:margin-right="0cm" fo:text-indent="0cm" style:auto-text-indent="false"/>
      <style:text-properties officeooo:rsid="000ebcdc" officeooo:paragraph-rsid="000ebcdc"/>
    </style:style>
    <style:style style:name="P23" style:family="paragraph" style:parent-style-name="Standard">
      <style:paragraph-properties fo:margin-left="3.81cm" fo:margin-right="0cm" fo:text-indent="0cm" style:auto-text-indent="false"/>
      <style:text-properties officeooo:rsid="000d2cf9" officeooo:paragraph-rsid="000d2cf9"/>
    </style:style>
    <style:style style:name="P24" style:family="paragraph" style:parent-style-name="Standard">
      <style:paragraph-properties fo:margin-left="3.81cm" fo:margin-right="0cm" fo:text-indent="0cm" style:auto-text-indent="false"/>
      <style:text-properties officeooo:rsid="000d8abb" officeooo:paragraph-rsid="000d8abb"/>
    </style:style>
    <style:style style:name="P25" style:family="paragraph" style:parent-style-name="Standard">
      <style:paragraph-properties fo:margin-left="3.81cm" fo:margin-right="0cm" fo:text-indent="0cm" style:auto-text-indent="false"/>
      <style:text-properties officeooo:paragraph-rsid="000d8abb"/>
    </style:style>
    <style:style style:name="P26" style:family="paragraph" style:parent-style-name="Standard">
      <style:paragraph-properties fo:margin-left="0cm" fo:margin-right="0cm" fo:text-indent="0cm" style:auto-text-indent="false"/>
      <style:text-properties officeooo:rsid="000ebcdc" officeooo:paragraph-rsid="000ebcdc"/>
    </style:style>
    <style:style style:name="P27" style:family="paragraph" style:parent-style-name="Standard" style:list-style-name="L1">
      <style:paragraph-properties fo:margin-left="2.54cm" fo:margin-right="0cm" fo:text-indent="-0.635cm" style:auto-text-indent="false"/>
      <style:text-properties officeooo:paragraph-rsid="000d2cf9"/>
    </style:style>
    <style:style style:name="P28" style:family="paragraph" style:parent-style-name="Standard" style:list-style-name="L3">
      <style:paragraph-properties fo:margin-left="2.54cm" fo:margin-right="0cm" fo:text-indent="-0.635cm" style:auto-text-indent="false"/>
      <style:text-properties officeooo:paragraph-rsid="000d8abb"/>
    </style:style>
    <style:style style:name="P29" style:family="paragraph" style:parent-style-name="Standard" style:list-style-name="L3">
      <style:paragraph-properties fo:margin-left="3.81cm" fo:margin-right="0cm" fo:text-indent="-0.635cm" style:auto-text-indent="false"/>
      <style:text-properties officeooo:paragraph-rsid="000d8abb"/>
    </style:style>
    <style:style style:name="P30" style:family="paragraph" style:parent-style-name="Standard">
      <style:paragraph-properties fo:break-before="page"/>
      <style:text-properties officeooo:rsid="000d2cf9" officeooo:paragraph-rsid="000d2cf9"/>
    </style:style>
    <style:style style:name="T1" style:family="text">
      <style:text-properties officeooo:rsid="000be28d"/>
    </style:style>
    <style:style style:name="T2" style:family="text">
      <style:text-properties officeooo:rsid="000c79d3"/>
    </style:style>
    <style:style style:name="T3" style:family="text">
      <style:text-properties officeooo:rsid="000b498c"/>
    </style:style>
    <style:style style:name="T4" style:family="text">
      <style:text-properties officeooo:rsid="000d2cf9"/>
    </style:style>
    <style:style style:name="T5" style:family="text">
      <style:text-properties fo:font-weight="bold" style:font-weight-asian="bold" style:font-weight-complex="bold"/>
    </style:style>
    <style:style style:name="T6" style:family="text">
      <style:text-properties fo:font-weight="bold" officeooo:rsid="000d2cf9" style:font-weight-asian="bold" style:font-weight-complex="bold"/>
    </style:style>
    <style:style style:name="T7" style:family="text">
      <style:text-properties officeooo:rsid="000d8abb"/>
    </style:style>
    <style:style style:name="T8" style:family="text">
      <style:text-properties officeooo:rsid="000ecd70"/>
    </style:style>
    <style:style style:name="T9" style:family="text">
      <style:text-properties officeooo:rsid="0010422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PD</text:p>
      <text:p text:style-name="P2"><text:span text:style-name="T8">1.</text:span>Legislación relativa:</text:p>
      <text:p text:style-name="P2"/>
      <text:p text:style-name="P16"><text:a xlink:type="simple" xlink:href="https://www.boe.es/doue/2016/119/L00001-00088.pdf" text:style-name="Internet_20_link" text:visited-style-name="Visited_20_Internet_20_Link">REGLAMENTO (UE) 2016/679 DEL PARLAMENTO EUROPEO Y DEL CONSEJO de 27 de abril de 2016</text:a></text:p>
      <text:p text:style-name="P16"/>
      <text:p text:style-name="P18"><text:a xlink:type="simple" xlink:href="https://www.boe.es/buscar/pdf/2018/BOE-A-2018-16673-consolidado.pdf" text:style-name="Internet_20_link" text:visited-style-name="Visited_20_Internet_20_Link"><text:span text:style-name="T3">Ley <text:s/>Orgánica <text:s/>3/2018, <text:s/>de <text:s/>5 <text:s/>de <text:s/>diciembre, <text:s/>de <text:s/>Protección <text:s/>de <text:s/>Datos Personales y garantía de los derechos digitales.</text:span></text:a></text:p>
      <text:p text:style-name="P13"/>
      <text:p text:style-name="Standard"><text:span text:style-name="T8">2.</text:span>Conceptos: <text:span text:style-name="T1">(Art. 4)</text:span></text:p>
      <text:p text:style-name="Standard"/>
      <text:p text:style-name="P13">-Datos de caracter personal</text:p>
      <text:p text:style-name="P16">toda <text:s/>información sobre una <text:s/>persona física <text:s/>identificada <text:s/>o <text:s/>identificable («el <text:s/>interesado»); se considerará persona física <text:s/>identificable <text:s/>toda <text:s/>persona cuya identidad pueda determinarse, directa o <text:s/>indirectamente, en <text:s/>particular mediante un <text:s/>identificador, <text:s/>como por <text:s/>ejemplo <text:s/>un <text:s/>nombre, un <text:s/>número de <text:s/>identificación, datos <text:s/>de localización, un identificador en línea o uno o varios elementos propios de la identidad física, fisiológica, genética, psíquica, económica, cultural o social de dicha persona; <text:s/></text:p>
      <text:p text:style-name="P18"/>
      <text:p text:style-name="P13">-Tratamiento</text:p>
      <text:p text:style-name="P13">cualquier operación o <text:s/>conjunto de <text:s/>operaciones realizadas sobre <text:s/>datos <text:s/>personales o <text:s/>conjuntos de datos personales, ya sea por procedimientos automatizados o no, como la recogida, registro, organización, estructu­ración, conservación, adaptación o <text:s/>modificación, extracción, consulta, utilización, comunicación por <text:s/>transmisión, difusión o <text:s/>cualquier otra <text:s/>forma <text:s/>de <text:s/>habilitación de <text:s/>acceso, cotejo <text:s/>o <text:s/>interconexión, limitación, supresión o destrucción; </text:p>
      <text:p text:style-name="P13"/>
      <text:p text:style-name="P13">-<text:span text:style-name="T2">Elaboración de Perfiles</text:span></text:p>
      <text:p text:style-name="P13">toda forma de tratamiento automatizado de datos personales consistente en utilizar datos personales para evaluar determinados aspectos personales de una persona física, en particular para analizar o predecir aspectos relativos al rendimiento profesional, situación económica, salud, preferencias personales, intereses, fiabilidad, comportamiento, ubicación o movimientos de dicha persona física</text:p>
      <text:p text:style-name="P13"/>
      <text:p text:style-name="P13">-<text:span text:style-name="T2">seudonimización</text:span></text:p>
      <text:p text:style-name="P13">el tratamiento de datos personales de manera tal que ya no puedan atribuirse a un interesado sin utilizar información adicional, siempre que dicha información adicional figure por separado y esté sujeta a medidas técnicas y organizativas destinadas a garantizar que los datos personales no se atribuyan a una persona física identificada o identificable;</text:p>
      <text:p text:style-name="P13"/>
      <text:p text:style-name="P19">-Fichero</text:p>
      <text:p text:style-name="P19"><text:s/>todo conjunto <text:s/>estructurado de <text:s/>datos personales, accesibles con <text:s/>arreglo <text:s/>a <text:s/>criterios <text:s/>determinados, ya <text:s/>sea centralizado, descentralizado o repartido de forma funcional o geográfica; <text:s/></text:p>
      <text:p text:style-name="P19"/>
      <text:p text:style-name="P13">-Responsable del tratamiento</text:p>
      <text:p text:style-name="P13">la <text:s/>persona física <text:s/>o <text:s/>jurídica, autoridad pública, servicio <text:s/>u <text:s/>otro organismo que, solo o junto con otros, determine los fines y medios del tratamiento; si el Derecho de la Unión o de los Estados miembros determina los fines y medios del tratamiento, el responsable del tratamiento o los criterios específicos para su nombramiento podrá establecerlos el Derecho de la Unión o de los Estados miembros; </text:p>
      <text:p text:style-name="P13"/>
      <text:p text:style-name="P13"><text:soft-page-break/>-Encargado</text:p>
      <text:p text:style-name="P13">la persona física o jurídica, autoridad pública, servicio u otro organismo que trate datos personales por cuenta del responsable del tratamiento; <text:s/></text:p>
      <text:p text:style-name="P19"/>
      <text:p text:style-name="P19">-Autoridad de control</text:p>
      <text:p text:style-name="P19">la autoridad pública independiente establecida por un Estado miembro con arreglo a lo dispuesto en el artículo 51; <text:span text:style-name="T3">Galicia: Agencia Española de protección de datos</text:span></text:p>
      <text:p text:style-name="P17"/>
      <text:p text:style-name="Standard"/>
      <text:p text:style-name="P12"/>
      <text:p text:style-name="P4"/>
      <text:p text:style-name="P3"><text:span text:style-name="T8">3.</text:span>Conceptos necesarios para entender la normativa no definidos en el reglamento:</text:p>
      <text:p text:style-name="P3"/>
      <text:p text:style-name="P19">-Gestión Preventiva</text:p>
      <text:p text:style-name="P16">Tipo de gestión encaminado a prevenir que se den cierto tipo de situaciones.</text:p>
      <text:p text:style-name="P16"/>
      <text:p text:style-name="P13">-Accountability</text:p>
      <text:p text:style-name="P16">Capacidad <text:s/><text:span text:style-name="T2">de registro y seguimiento de todas las tareas que se realizan en relación a datos, encaminada principalmente a poder hacer una</text:span> rendición de cuentas sobre el gobierno que se realiza de los datos.</text:p>
      <text:p text:style-name="P16"/>
      <text:p text:style-name="P13">-Privacy by Design </text:p>
      <text:p text:style-name="P16">Filosofía de trabajo en donde <text:span text:style-name="T2">la privacidad de los datos sobre los que se trabaja se tiene en cuenta desde el mismo momento en el que se comienza el diseño de aquello en lo que se van a utilizar los datos (Actividad / programa / Tarea / Proceso…). </text:span></text:p>
      <text:p text:style-name="P16"/>
      <text:p text:style-name="P17">-Privacy by Default</text:p>
      <text:p text:style-name="P20">Filosofía de trabajo en la que se asume que la privacidad es la opción por defecto. Para que no se trabaje con privacidad, debe realizarse alguna acción inequívoca en sentido contrario. Por defecto cuando se trabaje con datos personales, debe asumirse la privacidad como algo por defecto.</text:p>
      <text:p text:style-name="P13"/>
      <text:p text:style-name="P20">Delegado de protección de datos (DPO)</text:p>
      <text:p text:style-name="P20">Es la persona que informa y asesora al responsable o al encargado del tratamiento y a los empleados sobre el cumplimiento del RGPD, ademas de supervisar su cumplimiento en la organización de la que es DPO. Tambien asesora sobre la evaluación de impacto relativa a la protección de datos y debe cooperar con la autoridad de control y actuar como punto de contacto entre esta y el responsable y/o encargado.</text:p>
      <text:p text:style-name="P20"/>
      <text:p text:style-name="Standard"/>
      <text:p text:style-name="P5"><text:span text:style-name="T9">4.</text:span>Ciclo de vida del dato: </text:p>
      <text:p text:style-name="P20">Está formado por 4 fases:</text:p>
      <text:p text:style-name="P19">Recogida</text:p>
      <text:p text:style-name="P20">Es el proceso mediante el cual se recaba la información que contiene datos que pueden ser subsceptivos de estar protegidos por la RGPD.</text:p>
      <text:p text:style-name="P20"/>
      <text:p text:style-name="P19">Tratamiento y custodia</text:p>
      <text:p text:style-name="P20">Es el proceso durante el cual el responsable/encargado realiza todos aquellos tratamientos que estima oportunos sobre los datos. Durante esta fase realiza tambien un proceso de custodia par conseguir garantizar los derechos definidos en la ley.</text:p>
      <text:p text:style-name="P20"/>
      <text:p text:style-name="P19">Comunicación y acceso a datos</text:p>
      <text:p text:style-name="P20">Es el proceso durante el cual se garantiza la consulta y exposición de los datos utilzados en el tratamiento siempre según los preceptos definidos en la ley.</text:p>
      <text:p text:style-name="P19"/>
      <text:p text:style-name="P19">Finalización.</text:p>
      <text:p text:style-name="P20">Es el proceso mediante el cual se realizan todas aquellas actividades necesarias para garantizar los derechos de las personas usuarias sobre los datos que el Responsable / encargado han utilizado durante el ciclo de vida.</text:p>
      <text:p text:style-name="P13"/>
      <text:p text:style-name="Standard"/>
      <text:p text:style-name="Standard"/>
      <text:p text:style-name="P7"><text:span text:style-name="T9">4.1Fase de </text:span>Recogida del dato. </text:p>
      <text:p text:style-name="P7"/>
      <text:p text:style-name="P14"><text:span text:style-name="T4">Durante esta fase el aspecto más importante a considerara es la l</text:span>icitud <text:span text:style-name="T4">para recoger y tulizar los datos. Dicha licitud puede obtenerse por:</text:span></text:p>
      <text:list xml:id="list1266794064" text:style-name="L1">
        <text:list-item>
          <text:p text:style-name="P27"><text:span text:style-name="T6">C</text:span><text:span text:style-name="T5">onsentimiento inequívoco</text:span> <text:span text:style-name="T4">dado por parte de la persona interesada.</text:span></text:p>
        </text:list-item>
      </text:list>
      <text:p text:style-name="P23">Ademas, este consentimiento debe darse de forma explicita. No es posible que el consentimiento aparezca premarcado, o que se asuma de forma implícita el consentimiento.</text:p>
      <text:list xml:id="list214251242754450" text:continue-numbering="true" text:style-name="L1">
        <text:list-item>
          <text:p text:style-name="P27"><text:span text:style-name="T4">Porque los datos son </text:span>necesario<text:span text:style-name="T4">s</text:span> para e<text:span text:style-name="T5">jecutar </text:span><text:span text:style-name="T6">un </text:span><text:span text:style-name="T5">contrato</text:span></text:p>
        </text:list-item>
        <text:list-item>
          <text:p text:style-name="P27"><text:span text:style-name="T4">Porque los datos son </text:span>necesario<text:span text:style-name="T4">s</text:span> para cumplir <text:span text:style-name="T4">una </text:span><text:span text:style-name="T5">obligación jurídica</text:span> </text:p>
        </text:list-item>
        <text:list-item>
          <text:p text:style-name="P27"><text:span text:style-name="T4">Porque los datos son necesarios para </text:span><text:span text:style-name="T6">p</text:span><text:span text:style-name="T5">roteger intereses vitales </text:span></text:p>
        </text:list-item>
        <text:list-item>
          <text:p text:style-name="P27"><text:span text:style-name="T4">Porque los datos son necesarios para </text:span>cumplir <text:span text:style-name="T4">una </text:span><text:span text:style-name="T5">misión de interes público</text:span></text:p>
        </text:list-item>
        <text:list-item>
          <text:p text:style-name="P27"><text:span text:style-name="T4">Porque los datos son necesarios para </text:span>satisfacer <text:span text:style-name="T4">un </text:span><text:span text:style-name="T5">interes legítimo</text:span> del responsable (prevención fraude, mercadotécnica...)</text:p>
        </text:list-item>
      </text:list>
      <text:p text:style-name="P13"/>
      <text:p text:style-name="P6"/>
      <text:p text:style-name="P30"/>
      <text:p text:style-name="P6"><text:span text:style-name="T9">4.2</text:span>Fase de Tratamiento del dato.</text:p>
      <text:p text:style-name="P6"/>
      <text:p text:style-name="P7"><text:span text:style-name="T4"><text:tab/>Durante esta fase el Responsable debe </text:span></text:p>
      <text:list xml:id="list2086404118" text:style-name="L5">
        <text:list-item>
          <text:p text:style-name="P11"><text:span text:style-name="T5">Informar</text:span> <text:span text:style-name="T4">del tratamiento que va a realizar sobre los datos</text:span> </text:p>
        </text:list-item>
      </text:list>
      <text:p text:style-name="P23">Esta información deberá presentarse por capas, de forma que primero se presentará un pequeño detalle de forma que la persona interesada pueda ampliar la información si lo desea (p.e. haciendo click en un enlace)</text:p>
      <text:list xml:id="list214251279132699" text:continue-numbering="true" text:style-name="L5">
        <text:list-item>
          <text:p text:style-name="P11"><text:span text:style-name="T5">Limitar la finalidad</text:span> <text:span text:style-name="T4">para los que usa dichos datos</text:span>, <text:span text:style-name="T4">restringiendose solo a aquellos usos para los que ha informado a la persona interesada</text:span></text:p>
        </text:list-item>
        <text:list-item>
          <text:p text:style-name="P11"><text:span text:style-name="T5">Revisar</text:span> los datos solicitado<text:span text:style-name="T4">s</text:span>, <text:span text:style-name="T4">de forma que se pueda comprobar cuales son los datos que se van a utilizar.</text:span></text:p>
        </text:list-item>
        <text:list-item>
          <text:p text:style-name="P11"><text:span text:style-name="T5">Establecer procedimientos para garantizar la exactitud</text:span> <text:span text:style-name="T4">de dichos datos</text:span>, <text:span text:style-name="T4">para evitar incoherencias y perdidas en los datos.</text:span></text:p>
        </text:list-item>
        <text:list-item>
          <text:p text:style-name="P11"><text:span text:style-name="T4">D</text:span>eterminar los <text:span text:style-name="T5">plazos de conservación</text:span> <text:span text:style-name="T4">en los que la empresa tratará los datos.</text:span> </text:p>
        </text:list-item>
        <text:list-item>
          <text:p text:style-name="P11"><text:span text:style-name="T4">E</text:span>stablecer medidas para garantizar una <text:span text:style-name="T5">seguridad adecuada</text:span> <text:span text:style-name="T4">a dichos datos.</text:span></text:p>
        </text:list-item>
        <text:list-item>
          <text:p text:style-name="P11"><text:span text:style-name="T4">Realizar una </text:span><text:span text:style-name="T5">custodia de las evidencias</text:span> <text:span text:style-name="T4">que permita realizar una rendición de cuentas llegado el caso.</text:span></text:p>
          <text:p text:style-name="P10"/>
        </text:list-item>
      </text:list>
      <text:p text:style-name="Standard"/>
      <text:p text:style-name="Standard"/>
      <text:p text:style-name="P8"><text:span text:style-name="T9">4.3</text:span>Fase de custodia. </text:p>
      <text:p text:style-name="P8"/>
      <text:p text:style-name="P15"><text:span text:style-name="T7">Durante esta fase, la obligación principal del encargado será la de atender los </text:span>Derechos de los interesados. <text:span text:style-name="T7">A saber:</text:span></text:p>
      <text:p text:style-name="P15"/>
      <text:list xml:id="list3171854433" text:style-name="L3">
        <text:list-item>
          <text:p text:style-name="P28">Acceso</text:p>
        </text:list-item>
      </text:list>
      <text:p text:style-name="P24">Para saber si se están usando o no datos que le conciernen y en su caso, información sobre los mismos.</text:p>
      <text:list xml:id="list214251101458919" text:continue-numbering="true" text:style-name="L3">
        <text:list-item>
          <text:p text:style-name="P28"><text:span text:style-name="T7">R</text:span>ectificación</text:p>
        </text:list-item>
      </text:list>
      <text:p text:style-name="P24">Derecho a que se rectifiquen todos aquellos datos que sean incorrectos y que le conciernan.</text:p>
      <text:list xml:id="list214250813214331" text:continue-numbering="true" text:style-name="L3">
        <text:list-item>
          <text:p text:style-name="P28">Supresión <text:span text:style-name="T7">y </text:span>olvido</text:p>
          <text:list>
            <text:list-item>
              <text:list>
                <text:list-header>
                  <text:p text:style-name="P29"><text:span text:style-name="T7">Cuando el interesado se lo solicite, el Responsable está obligado a suprimir los datos del interesado. Cuando estos datos se hayan hecho públicos, aplicará aquellas medidas que sean razonables para suprimir cualquier enlace a esos datos personales.</text:span> </text:p>
                </text:list-header>
              </text:list>
            </text:list-item>
          </text:list>
        </text:list-item>
        <text:list-item>
          <text:p text:style-name="P28">Limitación del tratamiento</text:p>
        </text:list-item>
      </text:list>
      <text:p text:style-name="P25"><text:span text:style-name="T7">En determinados supuestos, el interesado puede solicitar del Responsable que limite el tratamiento de sus datos.</text:span> </text:p>
      <text:list xml:id="list214250622677328" text:continue-numbering="true" text:style-name="L3">
        <text:list-item>
          <text:p text:style-name="P28">Portabilidad de los datos</text:p>
        </text:list-item>
      </text:list>
      <text:p text:style-name="P25">El interesado tendrá derecho a recibir los datos personales que le incumban, que haya facilitado a un responsable del tratamiento, en un formato estructurado, de uso común y lectura mecánica, y a transmitirlos a otro responsable del tratamiento sin que lo impida el responsable al que se los hubiera facilitado,</text:p>
      <text:list xml:id="list214252504653208" text:continue-numbering="true" text:style-name="L3">
        <text:list-item>
          <text:p text:style-name="P28">Oposición</text:p>
        </text:list-item>
      </text:list>
      <text:p text:style-name="P22">El interesado tiene derecho a que sus datos personales sean objeto de un determinado tratamiento.</text:p>
      <text:p text:style-name="P21"/>
      <text:p text:style-name="P26"/>
      <text:p text:style-name="P26"><text:soft-page-break/></text:p>
      <text:p text:style-name="P26"><text:span text:style-name="T9">5.</text:span>Sanciones</text:p>
      <text:p text:style-name="P26"/>
      <text:p text:style-name="P9">Multas:(art. 83 RGPD) Hsata 10 millones € o 2% volumen de negocio (incumplimiento art. 8,11, 25 a 39, 42 y 43)</text:p>
      <text:p text:style-name="P9"/>
      <text:p text:style-name="P9">Hasta 20 millones o 4% volumen de negocio (incumplimiento art. 5,6,7,9, 12 a 21, 44 a 49 ...)</text:p>
      <text:p text:style-name="P9"><text:tab/>-Incumplimiento principios básicos para tratamiento (incluido consentimiento)</text:p>
      <text:p text:style-name="P9"><text:tab/>-Incumplimiento derechos de los interesados</text:p>
      <text:p text:style-name="P9"><text:tab/>-Transferencia de datos a un tercer pais</text:p>
      <text:p text:style-name="P9"><text:tab/>-Incumplimiento de resoluciones /limitaciones /suspensiones temporales de transferencia de datos</text:p>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UAlbertina" svg:font-family="EUAlbertin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 style:family="paragraph" style:default-outline-level="">
      <style:paragraph-properties fo:text-align="start" style:justify-single-word="false"/>
      <style:text-properties fo:color="#000000" style:font-name="EUAlbertina" fo:font-family="EUAlbertina" style:font-family-generic="roman" style:font-pitch="variable"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ublications Office</meta:initial-creator>
    <meta:creation-date>2016-05-02T15:46:00</meta:creation-date>
    <dc:date>2019-11-21T21:42:49.950913487</dc:date>
    <dc:creator>Jesús Otero Seoane</dc:creator>
    <meta:editing-duration>PT2H23M36S</meta:editing-duration>
    <meta:editing-cycles>9</meta:editing-cycles>
    <meta:generator>LibreOffice/6.0.4.2$MacOSX_X86_64 LibreOffice_project/9b0d9b32d5dcda91d2f1a96dc04c645c450872bf</meta:generator>
    <dc:title>REGLAMENTO  (UE)  2016/  679  DEL  PARLAMENTO  EUROPEO  Y  DEL  CONSEJO  -  de 27  de  abril  de  2016  -  relativo  a  la  protección  de  las  personas  físicas  en  lo  que  respecta  al  tratamiento  de  datos  personales  y  a  la  libre  circulación  de  estos  datos  y  por  el  que  se  deroga  la  Directiva 95/  46/  CE  (Reglamento  general  de  protección  de  datos)</dc:title>
    <meta:document-statistic meta:table-count="0" meta:image-count="0" meta:object-count="0" meta:page-count="5" meta:paragraph-count="83" meta:word-count="1338" meta:character-count="8752" meta:non-whitespace-character-count="7435"/>
  </office:meta>
</office:document-meta>
</file>